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gesetz</text:p>
      <text:p text:style-name="P2">-Für Grundrechte und Grundlage vom deutschen Recht</text:p>
      <text:p text:style-name="P2"/>
      <text:p text:style-name="P1">Zivilrecht</text:p>
      <text:p text:style-name="P2"><text:tab/>-Rechtsfragen zwischen Bürgern auf gleicher Ebene</text:p>
      <text:p text:style-name="P2"><text:tab/>-Normales Zeug (Hochzeit)</text:p>
      <text:p text:style-name="P2"><text:tab/>-BGB Grundlage (5Teile)</text:p>
      <text:p text:style-name="P2"><text:tab/><text:tab/>-Allgemein</text:p>
      <text:p text:style-name="P2"><text:tab/><text:tab/>-Verträge</text:p>
      <text:p text:style-name="P2"><text:tab/><text:tab/>-Sachenrecht</text:p>
      <text:p text:style-name="P2"><text:tab/><text:tab/>-Famillienrecht</text:p>
      <text:p text:style-name="P1">Strafrecht</text:p>
      <text:p text:style-name="P2"><text:tab/>-Strafanspruch des Staates (nicht des Einzelnen)</text:p>
      <text:p text:style-name="P2"><text:tab/><text:tab/>-Süne Funktion und Abschreckung</text:p>
      <text:p text:style-name="P1">Öffentliches Recht</text:p>
      <text:p text:style-name="P2"><text:tab/>-Über-Unter Verordnung zwischen Staat und Bürger</text:p>
      <text:p text:style-name="P2"><text:tab/>-Steuern (?) und Bafög</text:p>
      <text:p text:style-name="P2"/>
      <text:p text:style-name="P1">Telekommnikationsgesetz</text:p>
      <text:p text:style-name="P2"><text:tab/>-Telemediengesetz:</text:p>
      <text:p text:style-name="P2"><text:tab/><text:tab/>§13 Vorraussetzung für elektronische Einwilligungserklär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7S</meta:editing-duration>
    <meta:editing-cycles>10</meta:editing-cycles>
    <meta:generator>OpenOffice.org/3.4.1$Win32 OpenOffice.org_project/341m1$Build-9593</meta:generator>
    <dc:date>2015-05-08T13:07:00.87</dc:date>
    <meta:document-statistic meta:table-count="0" meta:image-count="0" meta:object-count="0" meta:page-count="1" meta:paragraph-count="19" meta:word-count="55" meta:character-count="510"/>
    <meta:user-defined meta:name="Info 1"/>
    <meta:user-defined meta:name="Info 2"/>
    <meta:user-defined meta:name="Info 3"/>
    <meta:user-defined meta:name="Info 4"/>
  </office:meta>
</office:document-meta>
</file>